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Standard">
      <style:text-properties style:font-name="Inconsolata" fo:font-size="13pt" fo:language="de" fo:country="DE" officeooo:rsid="001d2f95" officeooo:paragraph-rsid="001d2f95" style:font-size-asian="13pt" style:font-size-complex="13pt"/>
    </style:style>
    <style:style style:name="P2" style:family="paragraph" style:parent-style-name="Text_20_body">
      <style:text-properties style:font-name="Inconsolata" fo:font-size="13pt" fo:language="de" fo:country="DE" style:font-size-asian="13pt" style:font-size-complex="13pt"/>
    </style:style>
    <style:style style:name="P3" style:family="paragraph" style:parent-style-name="Text_20_body">
      <style:text-properties style:font-name="Inconsolata" fo:font-size="13pt" fo:language="de" fo:country="DE" officeooo:paragraph-rsid="001d2f95" style:font-size-asian="13pt" style:font-size-complex="13pt"/>
    </style:style>
    <style:style style:name="P4" style:family="paragraph" style:parent-style-name="Text_20_body">
      <style:text-properties officeooo:paragraph-rsid="001d7f80"/>
    </style:style>
    <style:style style:name="P5" style:family="paragraph" style:parent-style-name="Preformatted_20_Text">
      <style:text-properties style:font-name="Inconsolata" fo:font-size="13pt" fo:language="de" fo:country="DE" officeooo:rsid="001d2f95" officeooo:paragraph-rsid="001d2f95" style:font-size-asian="13pt" style:font-size-complex="13pt"/>
    </style:style>
    <style:style style:name="T1" style:family="text">
      <style:text-properties style:font-name="Inconsolata" fo:language="de" fo:country="DE"/>
    </style:style>
    <style:style style:name="T2" style:family="text">
      <style:text-properties style:font-name="Inconsolata" fo:language="de" fo:country="DE" officeooo:rsid="001d7f80"/>
    </style:style>
    <style:style style:name="T3" style:family="text">
      <style:text-properties style:font-name="Inconsolata" fo:font-size="10pt" fo:language="de" fo:country="DE" officeooo:rsid="001d7f80" style:font-size-asian="10pt" style:font-size-complex="10pt"/>
    </style:style>
    <style:style style:name="T4" style:family="text">
      <style:text-properties style:font-name="Inconsolata" fo:font-size="12pt" fo:language="de" fo:country="DE" officeooo:rsid="001d7f80" style:font-size-asian="10.5pt" style:font-size-complex="12pt"/>
    </style:style>
    <style:style style:name="T5" style:family="text">
      <style:text-properties style:font-name="Inconsolata" fo:font-size="12pt" fo:language="de" fo:country="DE" officeooo:rsid="001e45bd" style:font-size-asian="10.5pt" style:font-size-complex="12pt"/>
    </style:style>
    <style:style style:name="T6" style:family="text">
      <style:text-properties officeooo:rsid="001d7f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Uns sind bei unserem (zugegebenermaßen relativ simplen) Testprogramm keine Laufzeitunterschiede aufgefallen, sieht man vom Aufbau der Verbindung ab.</text:p>
      <text:p text:style-name="P1"/>
      <text:p text:style-name="P1">1. <text:span text:style-name="T6">a)</text:span></text:p>
      <text:p text:style-name="P5">Buffer hat per Definition eine maximale endliche Größe. Das Interface BlockingQueue überlasst die Maximalgröße der Implementierung. Diese kann somit je nach Implementierung sowohl endlich als auch unendlich groß sein.</text:p>
      <text:p text:style-name="P2"/>
      <text:p text:style-name="P2">–</text:p>
      <text:p text:style-name="P3">BlockingQueue&lt;E&gt;.put(E x) vs. Buffer&lt;E&gt;.send(E x)</text:p>
      <text:p text:style-name="P3">die Methode ist äquivalent spezifiziert</text:p>
      <text:p text:style-name="P3">E BlockingQueue&lt;E&gt;.take() vs. E Buffer&lt;E&gt;.recv()</text:p>
      <text:p text:style-name="P3">die Spezifikationen sind äquivalent</text:p>
      <text:p text:style-name="P3">int BlockingQueue&lt;E&gt;.size() vs. int Buffer&lt;E&gt;.length()</text:p>
      <text:p text:style-name="Text_20_body"><text:span text:style-name="T1">die Spezifikationen sind äquivalent, bis auf den Unterschied, dass in Java, falls die Anzahl der Elemente größer als </text:span><text:span text:style-name="Teletype"><text:span text:style-name="T1">Integer.MAX_VALUE wäre, Integer.MAX_VALUE ausgegeben würde</text:span></text:span></text:p>
      <text:p text:style-name="Text_20_body"><text:span text:style-name="Teletype"><text:span text:style-name="T1">–</text:span></text:span></text:p>
      <text:p text:style-name="P4"><text:span text:style-name="Teletype"><text:span text:style-name="T2">Wir haben uns für einen Ringpuffer entschieden. Die schien uns der naheliegenste Pfad zu sein. Die statische Größe vermeidet Aufwand bei der Speicherverwaltung. Diese maximale Größe des Ringpuffers wird beim Aufruf des Konstruktors festgelegt und bleibt dann konstant.</text:span></text:span></text:p>
      <text:p text:style-name="P4"><text:span text:style-name="Teletype"><text:span text:style-name="T2">–</text:span></text:span></text:p>
      <text:p text:style-name="P4"><text:span text:style-name="Teletype"><text:span text:style-name="T2">Invariante: </text:span></text:span><text:span text:style-name="Teletype"><text:span text:style-name="T3">StringBufferImpl.length()&gt;=0 &amp; StringBufferImpl.length()&lt;= StringBufferImpl.maxSize</text:span></text:span></text:p>
      <text:p text:style-name="P4"><text:span text:style-name="Teletype"><text:span text:style-name="T3"/></text:span></text:p>
      <text:p text:style-name="P4"><text:span text:style-name="Teletype"><text:span text:style-name="T4">2) Wir benutzen zwei volatile Variablen isFull und isEmpty. Wir garantieren, dass isFull true </text:span></text:span><text:span text:style-name="Teletype"><text:span text:style-name="T5">ist</text:span></text:span><text:span text:style-name="Teletype"><text:span text:style-name="T4">, falls der Puffer voll ist </text:span></text:span><text:span text:style-name="Teletype"><text:span text:style-name="T5">und dass isEmpty true ist, falls der Puffer leer ist. Wenn isFull true ist, kann send durch Busy Waiting nicht betreten werden, wenn isEmpty true ist, kann recv durch Busy Waiting nicht betreten werd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Gargi-1.2b"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Gargi-1.2b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Gargi-1.2b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Gargi-1.2b2"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letype" style:family="text">
      <style:text-properties style:font-name="DejaVu Sans Mono" style:font-name-asian="DejaVu Sans Mono" style:font-name-complex="Gargi-1.2b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27:34.151871422</meta:creation-date>
    <dc:date>2013-10-24T23:14:23.807687223</dc:date>
    <meta:editing-duration>PT15M8S</meta:editing-duration>
    <meta:editing-cycles>1</meta:editing-cycles>
    <meta:document-statistic meta:table-count="0" meta:image-count="0" meta:object-count="0" meta:page-count="1" meta:paragraph-count="15" meta:word-count="194" meta:character-count="1466" meta:non-whitespace-character-count="1284"/>
    <meta:generator>LibreOffice/4.1.2.3$Linux_x86 LibreOffice_project/410m0$Build-3</meta:generator>
  </office:meta>
</office:document-meta>
</file>